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5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938cm" svg:y="22.8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3.138cm" svg:y="23.789cm">
          <draw:text-box>
            <text:p><text:span text:style-name="T4">min: </text:span></text:p>
          </draw:text-box>
        </draw:frame>
        <draw:custom-shape draw:style-name="gr7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8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9.2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9.438cm" svg:y="30.19cm">
          <draw:text-box>
            <text:p><text:span text:style-name="T4">min: -1</text:span></text:p>
          </draw:text-box>
        </draw:frame>
        <draw:custom-shape draw:style-name="gr7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16.838cm" svg:y="29.291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17.038cm" svg:y="30.191cm">
          <draw:text-box>
            <text:p><text:span text:style-name="T4">min: </text:span></text:p>
          </draw:text-box>
        </draw:frame>
        <draw:custom-shape draw:style-name="gr7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4.038cm" svg:y="29.2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4.238cm" svg:y="30.191cm">
          <draw:text-box>
            <text:p><text:span text:style-name="T4">min: 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2.207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5cm" svg:y="43.99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2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8cm" svg:y="43.9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2.206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4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1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7cm" svg:y="49.3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2:43:36.887354114</dc:date>
    <dc:creator>elucterio </dc:creator>
    <meta:editing-duration>PT3H22M5S</meta:editing-duration>
    <meta:editing-cycles>29</meta:editing-cycles>
    <meta:generator>LibreOffice/4.2.8.2$Linux_X86_64 LibreOffice_project/420m0$Build-2</meta:generator>
    <meta:document-statistic meta:object-count="218"/>
  </office:meta>
</office:document-meta>
</file>